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724" officeooo:paragraph-rsid="00113724"/>
    </style:style>
    <style:style style:name="P2" style:family="paragraph" style:parent-style-name="Standard">
      <style:text-properties officeooo:rsid="00187f68" officeooo:paragraph-rsid="00187f68"/>
    </style:style>
    <style:style style:name="P3" style:family="paragraph" style:parent-style-name="Standard">
      <style:text-properties officeooo:rsid="001bd49b" officeooo:paragraph-rsid="001bd49b"/>
    </style:style>
    <style:style style:name="P4" style:family="paragraph" style:parent-style-name="Standard">
      <style:text-properties officeooo:rsid="00113724" officeooo:paragraph-rsid="0028d25f"/>
    </style:style>
    <style:style style:name="P5" style:family="paragraph" style:parent-style-name="Standard">
      <style:text-properties officeooo:rsid="00113724" officeooo:paragraph-rsid="00113724"/>
    </style:style>
    <style:style style:name="P6" style:family="paragraph" style:parent-style-name="Standard">
      <style:paragraph-properties fo:text-align="center" style:justify-single-word="false"/>
      <style:text-properties officeooo:rsid="00113724" officeooo:paragraph-rsid="00113724"/>
    </style:style>
    <style:style style:name="P7" style:family="paragraph" style:parent-style-name="Standard">
      <style:text-properties officeooo:rsid="00243233" officeooo:paragraph-rsid="00243233"/>
    </style:style>
    <style:style style:name="P8" style:family="paragraph" style:parent-style-name="Standard">
      <style:text-properties officeooo:rsid="00243233" officeooo:paragraph-rsid="002a26dc"/>
    </style:style>
    <style:style style:name="P9" style:family="paragraph" style:parent-style-name="Standard">
      <style:text-properties officeooo:rsid="002a26dc" officeooo:paragraph-rsid="002a26dc"/>
    </style:style>
    <style:style style:name="P10" style:family="paragraph" style:parent-style-name="Standard">
      <style:text-properties officeooo:rsid="00187f68" officeooo:paragraph-rsid="0038928d"/>
    </style:style>
    <style:style style:name="P11" style:family="paragraph" style:parent-style-name="Standard">
      <style:text-properties officeooo:rsid="001dade1" officeooo:paragraph-rsid="001dade1"/>
    </style:style>
    <style:style style:name="P12" style:family="paragraph" style:parent-style-name="Standard">
      <style:text-properties officeooo:rsid="001dade1" officeooo:paragraph-rsid="002a26dc"/>
    </style:style>
    <style:style style:name="P13" style:family="paragraph" style:parent-style-name="Standard">
      <style:text-properties officeooo:rsid="002c04fe" officeooo:paragraph-rsid="002c04fe"/>
    </style:style>
    <style:style style:name="P14" style:family="paragraph" style:parent-style-name="Standard">
      <style:text-properties officeooo:rsid="002c04fe" officeooo:paragraph-rsid="00392f43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text-properties fo:color="#000000" style:font-name="Droid Sans Mono" fo:font-size="10.5pt" fo:font-weight="normal" officeooo:rsid="002c04fe" officeooo:paragraph-rsid="002c04fe" fo:background-color="#ffffff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200"/>
    </style:style>
    <style:style style:name="P19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20" style:family="paragraph" style:parent-style-name="Standard">
      <style:text-properties officeooo:rsid="002cab19" officeooo:paragraph-rsid="002cab19"/>
    </style:style>
    <style:style style:name="P21" style:family="paragraph" style:parent-style-name="Standard">
      <style:text-properties officeooo:rsid="002e4dbb" officeooo:paragraph-rsid="002e4dbb"/>
    </style:style>
    <style:style style:name="P22" style:family="paragraph" style:parent-style-name="Standard">
      <style:text-properties officeooo:rsid="002e4dbb" officeooo:paragraph-rsid="00327ebe"/>
    </style:style>
    <style:style style:name="P23" style:family="paragraph" style:parent-style-name="Standard">
      <style:text-properties officeooo:rsid="002e4dbb" officeooo:paragraph-rsid="0033d185"/>
    </style:style>
    <style:style style:name="P24" style:family="paragraph" style:parent-style-name="Standard">
      <style:text-properties fo:font-weight="bold" officeooo:rsid="00392f43" officeooo:paragraph-rsid="00392f43" style:font-weight-asian="bold" style:font-weight-complex="bold"/>
    </style:style>
    <style:style style:name="P25" style:family="paragraph" style:parent-style-name="Standard">
      <style:text-properties fo:font-weight="bold" officeooo:rsid="003a794b" officeooo:paragraph-rsid="003a794b" style:font-weight-asian="bold" style:font-weight-complex="bold"/>
    </style:style>
    <style:style style:name="P26" style:family="paragraph" style:parent-style-name="Standard">
      <style:text-properties officeooo:rsid="00327ebe" officeooo:paragraph-rsid="00327ebe"/>
    </style:style>
    <style:style style:name="P2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8" style:family="paragraph" style:parent-style-name="Standard">
      <style:text-properties fo:color="#d4d4d4" style:font-name="Droid Sans Mono" fo:font-size="10.5pt" fo:font-weight="normal" officeooo:rsid="0033d185" officeooo:paragraph-rsid="0033d185" fo:background-color="#1e1e1e"/>
    </style:style>
    <style:style style:name="P29" style:family="paragraph" style:parent-style-name="Standard">
      <style:paragraph-properties style:line-height-at-least="0.503cm"/>
      <style:text-properties fo:color="#d4d4d4" fo:background-color="#1e1e1e"/>
    </style:style>
    <style:style style:name="P30" style:family="paragraph" style:parent-style-name="Standard">
      <style:paragraph-properties style:line-height-at-least="0.503cm"/>
      <style:text-properties fo:color="#dcdcdc" style:font-name="Droid Sans Mono" fo:font-size="10.5pt" fo:font-weight="normal" fo:background-color="#1e1e1e"/>
    </style:style>
    <style:style style:name="P31" style:family="paragraph" style:parent-style-name="Standard">
      <style:text-properties fo:color="#dcdcdc" style:font-name="Droid Sans Mono" fo:font-size="10.5pt" fo:font-weight="normal" officeooo:paragraph-rsid="00327ebe" fo:background-color="#1e1e1e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2e4dbb" officeooo:paragraph-rsid="00327ebe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33d185" officeooo:paragraph-rsid="0033d185" style:font-weight-asian="bold" style:font-weight-complex="bold"/>
    </style:style>
    <style:style style:name="P34" style:family="paragraph" style:parent-style-name="Standard">
      <style:text-properties officeooo:rsid="0033d185" officeooo:paragraph-rsid="0033d185"/>
    </style:style>
    <style:style style:name="P35" style:family="paragraph" style:parent-style-name="Standard">
      <style:text-properties officeooo:rsid="00392f43" officeooo:paragraph-rsid="00392f43"/>
    </style:style>
    <style:style style:name="P36" style:family="paragraph" style:parent-style-name="Standard">
      <style:text-properties officeooo:rsid="00392f43" officeooo:paragraph-rsid="00113724"/>
    </style:style>
    <style:style style:name="P37" style:family="paragraph" style:parent-style-name="Standard">
      <style:paragraph-properties style:line-height-at-least="0.503cm"/>
      <style:text-properties officeooo:rsid="00392f43"/>
    </style:style>
    <style:style style:name="P38" style:family="paragraph" style:parent-style-name="Standard">
      <style:text-properties officeooo:rsid="00392f43" officeooo:paragraph-rsid="002c04fe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2c04fe" officeooo:paragraph-rsid="002c04fe"/>
    </style:style>
    <style:style style:name="T1" style:family="text">
      <style:text-properties officeooo:rsid="001287a2"/>
    </style:style>
    <style:style style:name="T2" style:family="text">
      <style:text-properties officeooo:rsid="001408b0"/>
    </style:style>
    <style:style style:name="T3" style:family="text">
      <style:text-properties officeooo:rsid="002170c1"/>
    </style:style>
    <style:style style:name="T4" style:family="text">
      <style:text-properties officeooo:rsid="002336de"/>
    </style:style>
    <style:style style:name="T5" style:family="text">
      <style:text-properties fo:color="#808080"/>
    </style:style>
    <style:style style:name="T6" style:family="text">
      <style:text-properties fo:color="#808080" fo:font-weight="bold" officeooo:rsid="002e4dbb" style:font-weight-asian="bold" style:font-weight-complex="bold"/>
    </style:style>
    <style:style style:name="T7" style:family="text">
      <style:text-properties fo:color="#808080" fo:font-weight="bold" officeooo:rsid="00327ebe" style:font-weight-asian="bold" style:font-weight-complex="bold"/>
    </style:style>
    <style:style style:name="T8" style:family="text">
      <style:text-properties fo:color="#808080" officeooo:rsid="00327ebe"/>
    </style:style>
    <style:style style:name="T9" style:family="text">
      <style:text-properties fo:color="#808080" officeooo:rsid="00392f43"/>
    </style:style>
    <style:style style:name="T10" style:family="text">
      <style:text-properties fo:color="#808080" officeooo:rsid="003af3af"/>
    </style:style>
    <style:style style:name="T11" style:family="text">
      <style:text-properties fo:color="#569cd6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/>
    </style:style>
    <style:style style:name="T14" style:family="text">
      <style:text-properties officeooo:rsid="0028d25f"/>
    </style:style>
    <style:style style:name="T15" style:family="text">
      <style:text-properties officeooo:rsid="002a26dc"/>
    </style:style>
    <style:style style:name="T16" style:family="text">
      <style:text-properties officeooo:rsid="002c04fe"/>
    </style:style>
    <style:style style:name="T17" style:family="text">
      <style:text-properties fo:color="#0451a5"/>
    </style:style>
    <style:style style:name="T18" style:family="text">
      <style:text-properties fo:color="#a31515"/>
    </style:style>
    <style:style style:name="T19" style:family="text">
      <style:text-properties fo:background-color="#fff200" loext:char-shading-value="0"/>
    </style:style>
    <style:style style:name="T20" style:family="text">
      <style:text-properties fo:color="#dcdcdc"/>
    </style:style>
    <style:style style:name="T21" style:family="text">
      <style:text-properties fo:color="#dcdcdc" style:font-name="Droid Sans Mono" fo:font-size="10.5pt" fo:font-weight="normal"/>
    </style:style>
    <style:style style:name="T22" style:family="text">
      <style:text-properties fo:color="#3dc9b0"/>
    </style:style>
    <style:style style:name="T23" style:family="text">
      <style:text-properties fo:color="#3dc9b0" style:font-name="Droid Sans Mono" fo:font-size="10.5pt" fo:font-weight="normal"/>
    </style:style>
    <style:style style:name="T24" style:family="text">
      <style:text-properties fo:color="#b5cea8"/>
    </style:style>
    <style:style style:name="T25" style:family="text">
      <style:text-properties style:font-name="Droid Sans Mono" fo:font-size="10.5pt" fo:font-weight="normal"/>
    </style:style>
    <style:style style:name="T26" style:family="text">
      <style:text-properties officeooo:rsid="0035b56f"/>
    </style:style>
    <style:style style:name="T27" style:family="text">
      <style:text-properties officeooo:rsid="0035d05c"/>
    </style:style>
    <style:style style:name="T28" style:family="text">
      <style:text-properties officeooo:rsid="0038928d"/>
    </style:style>
    <style:style style:name="T29" style:family="text">
      <style:text-properties officeooo:rsid="00392f43"/>
    </style:style>
    <style:style style:name="T30" style:family="text">
      <style:text-properties officeooo:rsid="003a79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JS </text:span>Express <text:span text:style-name="T27">N</text:span>otes</text:p>
      <text:p text:style-name="P1"/>
      <text:p text:style-name="P9"><text:span text:style-name="T16">Step 1: </text:span>Setup environment</text:p>
      <text:p text:style-name="P9"/>
      <text:p text:style-name="P4">1. $<text:span text:style-name="T4">npm init</text:span></text:p>
      <text:p text:style-name="P4"><text:tab/><text:span text:style-name="T29">make sure that the main file is app.js</text:span></text:p>
      <text:p text:style-name="P4"/>
      <text:p text:style-name="P4"><text:span text:style-name="T14">2. $</text:span>npm install</text:p>
      <text:p text:style-name="P1"><text:tab/>follow directions to make the package.json file</text:p>
      <text:p text:style-name="P1"><text:span text:style-name="T26">3</text:span>. $ npm install -- save express</text:p>
      <text:p text:style-name="P1"><text:tab/><text:span text:style-name="T2">creates package-lock.json file</text:span></text:p>
      <text:p text:style-name="P2"><text:span text:style-name="T26">5</text:span>. $ npm i -D nodemon</text:p>
      <text:p text:style-name="P3"><text:tab/>(for global install $ npm i -g nodemon)</text:p>
      <text:p text:style-name="P11"><text:span text:style-name="T26">6</text:span>. $ npm install --save morgan</text:p>
      <text:p text:style-name="P12"><text:tab/>installing morgan <text:span text:style-name="T3">(server logger)</text:span></text:p>
      <text:p text:style-name="P7"><text:span text:style-name="T26">7</text:span>. <text:span text:style-name="T15">$ </text:span>npm i <text:span text:style-name="T14">ejs</text:span></text:p>
      <text:p text:style-name="P8"><text:tab/>install the templates <text:span text:style-name="T14">framework </text:span>EJS</text:p>
      <text:p text:style-name="P20"><text:span text:style-name="T26">8. </text:span>$ npm i cookie-parser</text:p>
      <text:p text:style-name="P35"/>
      <text:p text:style-name="P8"><text:span text:style-name="T28">Shortcut: Do it all at once $</text:span> npm i express ejs morgan cookie-parser</text:p>
      <text:p text:style-name="P8"/>
      <text:p text:style-name="P35">Step 2: File/folder structure </text:p>
      <text:p text:style-name="P10"/>
      <text:p text:style-name="P14"><text:span text:style-name="T30">1. </text:span>create folders</text:p>
      <text:p text:style-name="P14"><text:tab/>public -&gt; for css and pics</text:p>
      <text:p text:style-name="P14"><text:tab/>routes -&gt; for baseRouter.js file</text:p>
      <text:p text:style-name="P14"><text:tab/>views -&gt; for different templates </text:p>
      <text:p text:style-name="P14"/>
      <text:p text:style-name="P13"><text:span text:style-name="T30">2. </text:span>create app.js <text:span text:style-name="T29">with the following code:</text:span></text:p>
      <text:p text:style-name="P13"/>
      <text:p text:style-name="P13">const express = require('express');</text:p>
      <text:p text:style-name="P13">const logger = require('morgan');</text:p>
      <text:p text:style-name="P13">const cookieParser = require('cookie-parser');</text:p>
      <text:p text:style-name="P13"/>
      <text:p text:style-name="P13">const app = express();</text:p>
      <text:p text:style-name="P13">app.set('view engine', 'ejs');</text:p>
      <text:p text:style-name="P13">app.use(logger('dev'));</text:p>
      <text:p text:style-name="P13">app.use(express.urlencoded({ extended: true }));</text:p>
      <text:p text:style-name="P13">app.use(cookieParser());</text:p>
      <text:p text:style-name="P13"/>
      <text:p text:style-name="P13">app.use((req, res, next) =&gt; {</text:p>
      <text:p text:style-name="P13"><text:tab/>const todos = req.cookies.todos;</text:p>
      <text:p text:style-name="P13"><text:tab/>res.locals.todos = todos || [];</text:p>
      <text:p text:style-name="P13"><text:tab/>next();</text:p>
      <text:p text:style-name="P13">});</text:p>
      <text:p text:style-name="P13"/>
      <text:p text:style-name="P13">const baseRouter = require('./routes/baseRouter');</text:p>
      <text:p text:style-name="P13">app.use('/', baseRouter);</text:p>
      <text:p text:style-name="P13"/>
      <text:p text:style-name="P13">const PORT = 5000;</text:p>
      <text:p text:style-name="P13">const HOST = 'localhost';</text:p>
      <text:p text:style-name="P13">app.listen(PORT, HOST, () =&gt; {</text:p>
      <text:p text:style-name="P13"><text:tab/>console.log(`The server is listening at: http://${HOST}:${PORT}`);</text:p>
      <text:p text:style-name="P13"><text:soft-page-break/>});</text:p>
      <text:p text:style-name="P13"/>
      <text:p text:style-name="P35">2. create routes/baseRouter.js</text:p>
      <text:p text:style-name="P35"/>
      <text:p text:style-name="P35">const express = require('express');</text:p>
      <text:p text:style-name="P35">const router = express.Router();</text:p>
      <text:p text:style-name="P35"/>
      <text:p text:style-name="P35">router.get('/', (req, res) =&gt; {</text:p>
      <text:p text:style-name="P35"><text:tab/>res.render('welcome');</text:p>
      <text:p text:style-name="P35">});</text:p>
      <text:p text:style-name="P35"/>
      <text:p text:style-name="P35">router.get('/newTodo', (req, res) =&gt; {</text:p>
      <text:p text:style-name="P35"><text:tab/>res.render('newTodo');</text:p>
      <text:p text:style-name="P35">});</text:p>
      <text:p text:style-name="P35"/>
      <text:p text:style-name="P35">router.post('/newTodo', (req, res) =&gt; {</text:p>
      <text:p text:style-name="P35"><text:tab/>const params = req.body;</text:p>
      <text:p text:style-name="P35"><text:tab/>res.cookie('todos', res.locals.todos.concat([params]));</text:p>
      <text:p text:style-name="P35"><text:tab/>res.redirect('/');</text:p>
      <text:p text:style-name="P35">});</text:p>
      <text:p text:style-name="P35"/>
      <text:p text:style-name="P35">module.exports = router;</text:p>
      <text:p text:style-name="P35"><text:s/></text:p>
      <text:p text:style-name="P13"/>
      <text:p text:style-name="P25">3. Add the header, footer</text:p>
      <text:p text:style-name="P38"><text:span text:style-name="T5"/></text:p>
      <text:p text:style-name="P13"><text:span text:style-name="T10">4</text:span><text:span text:style-name="T9">. a</text:span><text:span text:style-name="T5">dd </text:span><text:span text:style-name="T9">‘s</text:span><text:span text:style-name="T5">tart’ </text:span><text:span text:style-name="T9">script</text:span><text:span text:style-name="T5"> to package.json</text:span></text:p>
      <text:p text:style-name="P13"><text:span text:style-name="T5"/></text:p>
      <text:p text:style-name="P17"><text:span text:style-name="T5">{</text:span></text:p>
      <text:p text:style-name="P16"><text:span text:style-name="T17">"name"</text:span>: <text:span text:style-name="T18">"express-basics"</text:span>,</text:p>
      <text:p text:style-name="P16"><text:span text:style-name="T17">"version"</text:span>: <text:span text:style-name="T18">"0.0.1"</text:span>,</text:p>
      <text:p text:style-name="P16"><text:span text:style-name="T17">"description"</text:span>: <text:span text:style-name="T18">"This is a server built using Express"</text:span>,</text:p>
      <text:p text:style-name="P16"><text:span text:style-name="T17">"main"</text:span>: <text:span text:style-name="T18">"app.js"</text:span>,</text:p>
      <text:p text:style-name="P16"><text:span text:style-name="T17">"scripts"</text:span>: {</text:p>
      <text:p text:style-name="P16"><text:span text:style-name="T17">"sayHello"</text:span>: <text:span text:style-name="T18">"echo \"Hello\""</text:span>,</text:p>
      <text:p text:style-name="P18"><text:span text:style-name="T17">"start"</text:span>: <text:span text:style-name="T18">"nodemon app.js"</text:span>,</text:p>
      <text:p text:style-name="P16"><text:span text:style-name="T17">"test"</text:span>: <text:span text:style-name="T18">"echo \"Error: no test specified\" &amp;&amp; exit 1"</text:span></text:p>
      <text:p text:style-name="P16">},</text:p>
      <text:p text:style-name="P16"><text:span text:style-name="T17">"keywords"</text:span>: [</text:p>
      <text:p text:style-name="P16"><text:span text:style-name="T18">"Express"</text:span>,</text:p>
      <text:p text:style-name="P16"><text:span text:style-name="T18">"Http"</text:span>,</text:p>
      <text:p text:style-name="P19">"Server"</text:p>
      <text:p text:style-name="P16">],</text:p>
      <text:p text:style-name="P16"><text:span text:style-name="T17">"author"</text:span>: <text:span text:style-name="T18">"Max Gordon"</text:span>,</text:p>
      <text:p text:style-name="P16"><text:span text:style-name="T17">"license"</text:span>: <text:span text:style-name="T18">"ISC"</text:span>,</text:p>
      <text:p text:style-name="P16"><text:span text:style-name="T17">"dependencies"</text:span>: {</text:p>
      <text:p text:style-name="P16"><text:span text:style-name="T17">"cookie-parser"</text:span>: <text:span text:style-name="T18">"^1.4.3"</text:span>,</text:p>
      <text:p text:style-name="P16"><text:span text:style-name="T17">"ejs"</text:span>: <text:span text:style-name="T18">"^2.6.1"</text:span>,</text:p>
      <text:p text:style-name="P16"><text:span text:style-name="T17">"express"</text:span>: <text:span text:style-name="T18">"^4.16.4"</text:span>,</text:p>
      <text:p text:style-name="P16"><text:span text:style-name="T17">"morgan"</text:span>: <text:span text:style-name="T18">"^1.9.1"</text:span></text:p>
      <text:p text:style-name="P16"><text:soft-page-break/>},</text:p>
      <text:p text:style-name="P16"><text:span text:style-name="T17">"devDependencies"</text:span>: {</text:p>
      <text:p text:style-name="P16"><text:span text:style-name="T17">"nodemon"</text:span>: <text:span text:style-name="T18">"^1.18.9"</text:span></text:p>
      <text:p text:style-name="P16">}</text:p>
      <text:p text:style-name="P16">}</text:p>
      <text:p text:style-name="P37"><text:span text:style-name="T5"/></text:p>
      <text:p text:style-name="P21"><text:span text:style-name="T5"/></text:p>
      <text:p text:style-name="P26"><text:span text:style-name="T5">if error on listener </text:span><text:span text:style-name="T6">kill server</text:span></text:p>
      <text:p text:style-name="P22"><text:span text:style-name="T7">$ </text:span><text:span text:style-name="T5">ps -ax</text:span></text:p>
      <text:p text:style-name="P22"><text:span text:style-name="T8">$ </text:span><text:span text:style-name="T5">kill -9 &lt;number id in list above of node&gt;</text:span></text:p>
      <text:p text:style-name="P32"><text:span text:style-name="T5"/></text:p>
      <text:p text:style-name="P2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22:29.029731119</meta:creation-date>
    <dc:date>2019-02-04T18:50:01.120761177</dc:date>
    <meta:editing-duration>PT12H13M1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320" meta:character-count="2241" meta:non-whitespace-character-count="1990"/>
  </office:meta>
</office:document-meta>
</file>